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b0f7" officeooo:paragraph-rsid="0017b0f7"/>
    </style:style>
    <style:style style:name="P2" style:family="paragraph" style:parent-style-name="Standard">
      <style:text-properties officeooo:rsid="0019c6d3" officeooo:paragraph-rsid="0019c6d3"/>
    </style:style>
    <style:style style:name="P3" style:family="paragraph" style:parent-style-name="Standard">
      <style:text-properties fo:font-weight="bold" officeooo:rsid="0019c6d3" officeooo:paragraph-rsid="0019c6d3" style:font-weight-asian="bold" style:font-weight-complex="bold"/>
    </style:style>
    <style:style style:name="P4" style:family="paragraph" style:parent-style-name="Standard">
      <style:text-properties style:text-position="0% 100%" officeooo:rsid="0019c6d3" officeooo:paragraph-rsid="001b5c59"/>
    </style:style>
    <style:style style:name="P5" style:family="paragraph" style:parent-style-name="Standard">
      <style:text-properties style:text-position="0% 100%" officeooo:rsid="001d897f" officeooo:paragraph-rsid="001d897f"/>
    </style:style>
    <style:style style:name="P6" style:family="paragraph" style:parent-style-name="Standard">
      <style:text-properties style:text-position="0% 100%" officeooo:rsid="001f5709" officeooo:paragraph-rsid="001f5709"/>
    </style:style>
    <style:style style:name="P7" style:family="paragraph" style:parent-style-name="Standard">
      <style:text-properties style:text-position="0% 100%" officeooo:rsid="00214f0d" officeooo:paragraph-rsid="00214f0d"/>
    </style:style>
    <style:style style:name="P8" style:family="paragraph" style:parent-style-name="Standard">
      <style:text-properties style:text-position="0% 100%" officeooo:rsid="00258a09" officeooo:paragraph-rsid="00258a09"/>
    </style:style>
    <style:style style:name="P9" style:family="paragraph" style:parent-style-name="Standard">
      <style:text-properties style:text-position="0% 100%" officeooo:rsid="0026a14d" officeooo:paragraph-rsid="0026a14d"/>
    </style:style>
    <style:style style:name="P10" style:family="paragraph" style:parent-style-name="Standard">
      <style:text-properties style:text-position="0% 100%" officeooo:rsid="0027d588" officeooo:paragraph-rsid="0027d588"/>
    </style:style>
    <style:style style:name="P11" style:family="paragraph" style:parent-style-name="Standard">
      <style:text-properties style:text-position="0% 100%" officeooo:rsid="00291b3b" officeooo:paragraph-rsid="00291b3b"/>
    </style:style>
    <style:style style:name="P12" style:family="paragraph" style:parent-style-name="Standard">
      <style:text-properties style:text-position="0% 100%" fo:font-weight="bold" officeooo:rsid="002a3e50" officeooo:paragraph-rsid="002a3e50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style:text-position="0% 100%" fo:font-weight="bold" officeooo:rsid="002c0786" officeooo:paragraph-rsid="002c0786" style:font-weight-asian="bold" style:font-weight-complex="bold"/>
    </style:style>
    <style:style style:name="P14" style:family="paragraph" style:parent-style-name="Standard">
      <style:text-properties style:text-position="0% 100%" fo:font-weight="normal" officeooo:rsid="002a3e50" officeooo:paragraph-rsid="002a3e50" style:font-weight-asian="normal" style:font-weight-complex="normal"/>
    </style:style>
    <style:style style:name="P15" style:family="paragraph" style:parent-style-name="Standard">
      <style:text-properties style:text-position="0% 100%" fo:font-weight="normal" officeooo:rsid="002a3e50" officeooo:paragraph-rsid="002a8ca1" style:font-weight-asian="normal" style:font-weight-complex="normal"/>
    </style:style>
    <style:style style:name="P16" style:family="paragraph" style:parent-style-name="Standard">
      <style:text-properties style:text-position="0% 100%" fo:font-weight="normal" officeooo:rsid="002c0786" officeooo:paragraph-rsid="002c0786" style:font-weight-asian="normal" style:font-weight-complex="normal"/>
    </style:style>
    <style:style style:name="P17" style:family="paragraph" style:parent-style-name="Standard">
      <style:text-properties style:text-position="0% 100%" officeooo:rsid="002dc75a" officeooo:paragraph-rsid="002dc75a"/>
    </style:style>
    <style:style style:name="P18" style:family="paragraph" style:parent-style-name="Standard">
      <style:paragraph-properties fo:text-align="justify" style:justify-single-word="false"/>
      <style:text-properties style:text-position="0% 100%" officeooo:rsid="002dc75a" officeooo:paragraph-rsid="002dc75a"/>
    </style:style>
    <style:style style:name="P19" style:family="paragraph" style:parent-style-name="Standard">
      <style:paragraph-properties fo:text-align="justify" style:justify-single-word="false"/>
      <style:text-properties style:text-position="0% 100%" officeooo:rsid="002ef569" officeooo:paragraph-rsid="002ef569"/>
    </style:style>
    <style:style style:name="P20" style:family="paragraph" style:parent-style-name="Standard">
      <style:paragraph-properties fo:text-align="justify" style:justify-single-word="false"/>
      <style:text-properties style:text-position="0% 100%" officeooo:rsid="002f7d02" officeooo:paragraph-rsid="002f7d02"/>
    </style:style>
    <style:style style:name="P21" style:family="paragraph" style:parent-style-name="Standard">
      <style:paragraph-properties fo:text-align="justify" style:justify-single-word="false"/>
      <style:text-properties style:text-position="0% 100%" officeooo:rsid="0033de38" officeooo:paragraph-rsid="0033de38"/>
    </style:style>
    <style:style style:name="P22" style:family="paragraph" style:parent-style-name="Standard">
      <style:paragraph-properties fo:text-align="justify" style:justify-single-word="false"/>
      <style:text-properties style:text-position="0% 100%" officeooo:rsid="0034dc6c" officeooo:paragraph-rsid="0034dc6c"/>
    </style:style>
    <style:style style:name="P23" style:family="paragraph" style:parent-style-name="Standard">
      <style:paragraph-properties fo:text-align="justify" style:justify-single-word="false"/>
      <style:text-properties style:text-position="0% 100%" officeooo:rsid="00355dda" officeooo:paragraph-rsid="00355dda"/>
    </style:style>
    <style:style style:name="P24" style:family="paragraph" style:parent-style-name="Standard">
      <style:paragraph-properties fo:text-align="justify" style:justify-single-word="false"/>
      <style:text-properties style:text-position="0% 100%" officeooo:rsid="0036f8aa" officeooo:paragraph-rsid="0036f8aa"/>
    </style:style>
    <style:style style:name="P25" style:family="paragraph" style:parent-style-name="Standard" style:list-style-name="L1">
      <style:text-properties officeooo:rsid="0019c6d3" officeooo:paragraph-rsid="0019c6d3"/>
    </style:style>
    <style:style style:name="P26" style:family="paragraph" style:parent-style-name="Standard" style:list-style-name="L1">
      <style:text-properties style:text-position="0% 100%" officeooo:rsid="0019c6d3" officeooo:paragraph-rsid="0019c6d3"/>
    </style:style>
    <style:style style:name="P27" style:family="paragraph" style:parent-style-name="Standard" style:list-style-name="L1">
      <style:text-properties style:text-position="0% 100%" officeooo:rsid="0019c6d3" officeooo:paragraph-rsid="001b5c59"/>
    </style:style>
    <style:style style:name="P28" style:family="paragraph" style:parent-style-name="Standard" style:list-style-name="L2">
      <style:text-properties style:text-position="0% 100%" officeooo:rsid="0027d588" officeooo:paragraph-rsid="0027d588"/>
    </style:style>
    <style:style style:name="P29" style:family="paragraph" style:parent-style-name="Standard" style:list-style-name="L2">
      <style:text-properties style:text-position="0% 100%" officeooo:rsid="00291b3b" officeooo:paragraph-rsid="00291b3b"/>
    </style:style>
    <style:style style:name="P30" style:family="paragraph" style:parent-style-name="Standard" style:list-style-name="L3">
      <style:text-properties style:text-position="0% 100%" officeooo:rsid="00291b3b" officeooo:paragraph-rsid="00291b3b"/>
    </style:style>
    <style:style style:name="P31" style:family="paragraph" style:parent-style-name="Standard" style:list-style-name="L3">
      <style:text-properties style:text-position="0% 100%" officeooo:rsid="00295788" officeooo:paragraph-rsid="00295788"/>
    </style:style>
    <style:style style:name="P32" style:family="paragraph" style:parent-style-name="Standard" style:list-style-name="L3">
      <style:text-properties style:text-position="0% 100%" officeooo:rsid="002a3e50" officeooo:paragraph-rsid="002a3e50"/>
    </style:style>
    <style:style style:name="P33" style:family="paragraph" style:parent-style-name="Standard" style:list-style-name="L4">
      <style:paragraph-properties fo:text-align="justify" style:justify-single-word="false"/>
      <style:text-properties style:text-position="0% 100%" officeooo:rsid="002dc75a" officeooo:paragraph-rsid="002dc75a"/>
    </style:style>
    <style:style style:name="P34" style:family="paragraph" style:parent-style-name="Standard" style:list-style-name="L5">
      <style:paragraph-properties fo:text-align="justify" style:justify-single-word="false"/>
      <style:text-properties style:text-position="0% 100%" officeooo:rsid="002dc75a" officeooo:paragraph-rsid="002dc75a"/>
    </style:style>
    <style:style style:name="P35" style:family="paragraph" style:parent-style-name="Standard" style:list-style-name="L5">
      <style:paragraph-properties fo:text-align="justify" style:justify-single-word="false"/>
      <style:text-properties style:text-position="0% 100%" officeooo:rsid="002ef569" officeooo:paragraph-rsid="002ef569"/>
    </style:style>
    <style:style style:name="P36" style:family="paragraph" style:parent-style-name="Standard">
      <style:paragraph-properties fo:text-align="justify" style:justify-single-word="false"/>
      <style:text-properties style:text-position="0% 100%" officeooo:rsid="003a9721" officeooo:paragraph-rsid="003a9721"/>
    </style:style>
    <style:style style:name="P37" style:family="paragraph" style:parent-style-name="Standard">
      <style:paragraph-properties fo:text-align="justify" style:justify-single-word="false"/>
      <style:text-properties style:text-position="0% 100%" officeooo:rsid="003e8d8b" officeooo:paragraph-rsid="003e8d8b"/>
    </style:style>
    <style:style style:name="P38" style:family="paragraph" style:parent-style-name="Standard" style:list-style-name="L6">
      <style:paragraph-properties fo:text-align="justify" style:justify-single-word="false"/>
      <style:text-properties style:text-position="0% 100%" officeooo:rsid="003e8d8b" officeooo:paragraph-rsid="003e8d8b"/>
    </style:style>
    <style:style style:name="P39" style:family="paragraph" style:parent-style-name="Standard">
      <style:paragraph-properties fo:text-align="center" style:justify-single-word="false"/>
      <style:text-properties style:text-position="0% 100%" fo:font-weight="bold" officeooo:rsid="003e8d8b" officeooo:paragraph-rsid="003e8d8b" style:font-weight-asian="bold" style:font-weight-complex="bold"/>
    </style:style>
    <style:style style:name="P40" style:family="paragraph" style:parent-style-name="Standard">
      <style:paragraph-properties fo:text-align="justify" style:justify-single-word="false"/>
      <style:text-properties officeooo:paragraph-rsid="003e8d8b"/>
    </style:style>
    <style:style style:name="P41" style:family="paragraph" style:parent-style-name="Standard" style:list-style-name="L9">
      <style:paragraph-properties fo:text-align="justify" style:justify-single-word="false"/>
      <style:text-properties officeooo:paragraph-rsid="004a1796"/>
    </style:style>
    <style:style style:name="P42" style:family="paragraph" style:parent-style-name="Standard" style:list-style-name="L7">
      <style:paragraph-properties fo:text-align="justify" style:justify-single-word="false"/>
      <style:text-properties officeooo:rsid="003e8d8b" officeooo:paragraph-rsid="003ff3d8"/>
    </style:style>
    <style:style style:name="P43" style:family="paragraph" style:parent-style-name="Standard" style:list-style-name="L7">
      <style:paragraph-properties fo:text-align="justify" style:justify-single-word="false"/>
      <style:text-properties officeooo:rsid="003ff3d8" officeooo:paragraph-rsid="003ff3d8"/>
    </style:style>
    <style:style style:name="P44" style:family="paragraph" style:parent-style-name="Standard" style:list-style-name="L7">
      <style:paragraph-properties fo:text-align="justify" style:justify-single-word="false"/>
      <style:text-properties officeooo:rsid="0042d9da" officeooo:paragraph-rsid="0042d9da"/>
    </style:style>
    <style:style style:name="P45" style:family="paragraph" style:parent-style-name="Standard" style:list-style-name="L7">
      <style:paragraph-properties fo:text-align="justify" style:justify-single-word="false"/>
      <style:text-properties officeooo:rsid="0043d7b7" officeooo:paragraph-rsid="0043d7b7"/>
    </style:style>
    <style:style style:name="P46" style:family="paragraph" style:parent-style-name="Standard">
      <style:paragraph-properties fo:text-align="justify" style:justify-single-word="false"/>
      <style:text-properties officeooo:rsid="0043d7b7" officeooo:paragraph-rsid="0043d7b7"/>
    </style:style>
    <style:style style:name="P47" style:family="paragraph" style:parent-style-name="Standard">
      <style:paragraph-properties fo:text-align="justify" style:justify-single-word="false"/>
      <style:text-properties officeooo:rsid="00456671" officeooo:paragraph-rsid="00456671"/>
    </style:style>
    <style:style style:name="P48" style:family="paragraph" style:parent-style-name="Standard" style:list-style-name="L8">
      <style:paragraph-properties fo:text-align="justify" style:justify-single-word="false"/>
      <style:text-properties officeooo:rsid="00456671" officeooo:paragraph-rsid="00456671"/>
    </style:style>
    <style:style style:name="P49" style:family="paragraph" style:parent-style-name="Standard">
      <style:paragraph-properties fo:text-align="center" style:justify-single-word="false"/>
      <style:text-properties officeooo:rsid="00456671" officeooo:paragraph-rsid="00456671"/>
    </style:style>
    <style:style style:name="P50" style:family="paragraph" style:parent-style-name="Standard">
      <style:paragraph-properties fo:text-align="justify" style:justify-single-word="false"/>
      <style:text-properties officeooo:rsid="0048dd5f" officeooo:paragraph-rsid="0048dd5f"/>
    </style:style>
    <style:style style:name="P51" style:family="paragraph" style:parent-style-name="Standard">
      <style:paragraph-properties fo:text-align="justify" style:justify-single-word="false"/>
      <style:text-properties officeooo:rsid="004a1796" officeooo:paragraph-rsid="004a1796"/>
    </style:style>
    <style:style style:name="P52" style:family="paragraph" style:parent-style-name="Standard" style:list-style-name="L9">
      <style:paragraph-properties fo:text-align="justify" style:justify-single-word="false"/>
      <style:text-properties officeooo:rsid="004c0c44" officeooo:paragraph-rsid="004c0c44"/>
    </style:style>
    <style:style style:name="P53" style:family="paragraph" style:parent-style-name="Standard">
      <style:paragraph-properties fo:text-align="justify" style:justify-single-word="false"/>
      <style:text-properties officeooo:rsid="004c0c44" officeooo:paragraph-rsid="004c0c44"/>
    </style:style>
    <style:style style:name="P54" style:family="paragraph" style:parent-style-name="Standard">
      <style:paragraph-properties fo:text-align="justify" style:justify-single-word="false"/>
      <style:text-properties officeooo:rsid="004de415" officeooo:paragraph-rsid="004de415"/>
    </style:style>
    <style:style style:name="T1" style:family="text">
      <style:text-properties officeooo:rsid="00190217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3ff3d8"/>
    </style:style>
    <style:style style:name="T4" style:family="text">
      <style:text-properties style:text-position="sub 58%"/>
    </style:style>
    <style:style style:name="T5" style:family="text">
      <style:text-properties officeooo:rsid="001b5c59"/>
    </style:style>
    <style:style style:name="T6" style:family="text">
      <style:text-properties officeooo:rsid="00231070"/>
    </style:style>
    <style:style style:name="T7" style:family="text">
      <style:text-properties officeooo:rsid="00291b3b"/>
    </style:style>
    <style:style style:name="T8" style:family="text">
      <style:text-properties officeooo:rsid="00295788"/>
    </style:style>
    <style:style style:name="T9" style:family="text">
      <style:text-properties officeooo:rsid="002a8ca1"/>
    </style:style>
    <style:style style:name="T10" style:family="text">
      <style:text-properties officeooo:rsid="002b2ccb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officeooo:rsid="002ef569"/>
    </style:style>
    <style:style style:name="T14" style:family="text">
      <style:text-properties officeooo:rsid="0038e670"/>
    </style:style>
    <style:style style:name="T15" style:family="text">
      <style:text-properties style:text-position="0% 100%"/>
    </style:style>
    <style:style style:name="T16" style:family="text">
      <style:text-properties style:text-position="0% 100%" officeooo:rsid="003e8d8b"/>
    </style:style>
    <style:style style:name="T17" style:family="text">
      <style:text-properties style:text-position="0% 100%" officeooo:rsid="0019c6d3"/>
    </style:style>
    <style:style style:name="T18" style:family="text">
      <style:text-properties style:text-position="0% 100%" officeooo:rsid="003ff3d8"/>
    </style:style>
    <style:style style:name="T19" style:family="text">
      <style:text-properties style:text-position="0% 100%" officeooo:rsid="0041e848"/>
    </style:style>
    <style:style style:name="T20" style:family="text">
      <style:text-properties style:text-position="0% 100%" officeooo:rsid="0042d9da"/>
    </style:style>
    <style:style style:name="T21" style:family="text">
      <style:text-properties style:text-position="0% 100%" style:font-name="Liberation Serif1"/>
    </style:style>
    <style:style style:name="T22" style:family="text">
      <style:text-properties style:text-position="0% 100%" style:font-name="Liberation Serif"/>
    </style:style>
    <style:style style:name="T23" style:family="text">
      <style:text-properties officeooo:rsid="0041e848"/>
    </style:style>
    <style:style style:name="T24" style:family="text">
      <style:text-properties style:font-name="Liberation Serif1" officeooo:rsid="004c0c44"/>
    </style:style>
    <style:style style:name="T25" style:family="text">
      <style:text-properties officeooo:rsid="00491a98"/>
    </style:style>
    <style:style style:name="T26" style:family="text">
      <style:text-properties officeooo:rsid="004a1796"/>
    </style:style>
    <style:style style:name="T27" style:family="text">
      <style:text-properties officeooo:rsid="004c0c44"/>
    </style:style>
    <style:style style:name="T28" style:family="text">
      <style:text-properties officeooo:rsid="004da88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Электротехника</text:p>
      <text:p text:style-name="P1"/>
      <text:p text:style-name="P1">Белодедов Михаил Владимирович <text:a xlink:type="simple" xlink:href="mailto:mbelodedov@mail.ru" text:style-name="Internet_20_link" text:visited-style-name="Visited_20_Internet_20_Link"><text:span text:style-name="T1">m.belodedov@mail.ru</text:span></text:a></text:p>
      <text:p text:style-name="P2"/>
      <text:p text:style-name="P3">Главные величины электротехники:</text:p>
      <text:list xml:id="list933709458750083707" text:style-name="L1">
        <text:list-item>
          <text:p text:style-name="P25">Электрический заряд q </text:p>
          <text:p text:style-name="P25">СИ: кулон</text:p>
          <text:p text:style-name="P25">crc: Франклин</text:p>
          <text:p text:style-name="P25">Закон кулона: F = k*q<text:span text:style-name="T4">1</text:span>*q<text:span text:style-name="T4">2</text:span>/r<text:span text:style-name="T2">2</text:span></text:p>
        </text:list-item>
        <text:list-item>
          <text:p text:style-name="P26">Электростатический потенциал </text:p>
          <text:p text:style-name="P26">φ, Вольт</text:p>
        </text:list-item>
        <text:list-item>
          <text:p text:style-name="P26">Напряженность электрического поля</text:p>
          <text:p text:style-name="P26">F = E*q </text:p>
          <text:p text:style-name="P26">СИ: Вольт/метр</text:p>
        </text:list-item>
        <text:list-item>
          <text:p text:style-name="P26">Электрический ток</text:p>
          <text:p text:style-name="P26">I = q/t</text:p>
        </text:list-item>
        <text:list-item>
          <text:p text:style-name="P26">Магнитная индукция</text:p>
          <text:p text:style-name="P26">СИ: Тесла</text:p>
          <text:p text:style-name="P26">сгс: Гаус</text:p>
          <text:p text:style-name="P26">1 Тесла = 0,0001 Гаус</text:p>
        </text:list-item>
        <text:list-item>
          <text:p text:style-name="P26">Закон Ампера</text:p>
          <text:p text:style-name="P26">F = Ibl</text:p>
        </text:list-item>
        <text:list-item>
          <text:p text:style-name="P26">Закон Фарадея:</text:p>
          <text:p text:style-name="P27">U = <text:span text:style-name="T5">∆</text:span>φ/<text:span text:style-name="T5">∆</text:span>t</text:p>
        </text:list-item>
      </text:list>
      <text:p text:style-name="P4"/>
      <text:p text:style-name="P5">Обычные величины заряда — нанокулоны, микрокулоны</text:p>
      <text:p text:style-name="P6">Электрический заряд планеты Земля — 570 килоКулон</text:p>
      <text:p text:style-name="P6"/>
      <text:p text:style-name="P7">Электростатический потенциал сам по себе не имеет никакого смысла, он зависит от точки отсчета. <text:span text:style-name="T6">Поэтому в электротехнике одну из точек (проводников) назначают нулевым потенциалом. Эта точка называется землей.</text:span></text:p>
      <text:p text:style-name="P8">U = <text:span text:style-name="T5">∆φ</text:span></text:p>
      <text:p text:style-name="P8">Физический смысл имеет именно разность потенциалов. </text:p>
      <text:p text:style-name="P8"/>
      <text:p text:style-name="P9">Когда речь идет о потенциале провода имеется ввиду разность потенциалов провода и земли.</text:p>
      <text:p text:style-name="P9"/>
      <text:p text:style-name="P10">Порядки величин <text:span text:style-name="T7">напряжения</text:span>:</text:p>
      <text:list xml:id="list4552537819480072601" text:style-name="L2">
        <text:list-item>
          <text:p text:style-name="P28">Биотоки мозга — микровольты</text:p>
        </text:list-item>
        <text:list-item>
          <text:p text:style-name="P28">ТВ антенна — 100 микровольт</text:p>
        </text:list-item>
        <text:list-item>
          <text:p text:style-name="P28">Микрофон — 1..10 миливолт</text:p>
        </text:list-item>
        <text:list-item>
          <text:p text:style-name="P28">пальчиковая батарейка — вольт</text:p>
        </text:list-item>
        <text:list-item>
          <text:p text:style-name="P28">Электрическая розетка — сотни вольт</text:p>
        </text:list-item>
        <text:list-item>
          <text:p text:style-name="P28">Свеча зажигания — киловольты</text:p>
        </text:list-item>
        <text:list-item>
          <text:p text:style-name="P28">ЛЭП — сотни киловольт</text:p>
        </text:list-item>
        <text:list-item>
          <text:p text:style-name="P28">Электрическая машина — мегавольт</text:p>
        </text:list-item>
        <text:list-item>
          <text:p text:style-name="P29">Молния — сотни мегавольт</text:p>
        </text:list-item>
      </text:list>
      <text:p text:style-name="P11"/>
      <text:p text:style-name="P11">Магнитная индукция — вектор, который исходит из северного пояса и «втыкается» в южный.</text:p>
      <text:p text:style-name="P11">Порядки величин магнитной индукции:</text:p>
      <text:list xml:id="list4922189972398933974" text:style-name="L3">
        <text:list-item>
          <text:p text:style-name="P30">планета Земля — 30 микро <text:span text:style-name="T8">Т</text:span>есла</text:p>
        </text:list-item>
        <text:list-item>
          <text:p text:style-name="P31">стрелка Компаса — 10 мили Тесла</text:p>
        </text:list-item>
        <text:list-item>
          <text:p text:style-name="P32"><text:soft-page-break/>постоянный магнит — 100 милитесла</text:p>
        </text:list-item>
        <text:list-item>
          <text:p text:style-name="P32">мощный электромагнит — 1,5 Тесла</text:p>
        </text:list-item>
        <text:list-item>
          <text:p text:style-name="P32">Ускорители электрических частиц — 10 Тесла</text:p>
        </text:list-item>
      </text:list>
      <text:p text:style-name="P12">P.s: Тесла — это очень много</text:p>
      <text:p text:style-name="P14"/>
      <text:p text:style-name="P15">Магнитное поле соленоида (если его д<text:span text:style-name="T9">иаметр существенно больше длины)</text:span>:</text:p>
      <text:p text:style-name="P15"><text:s/>B = μμ<text:span text:style-name="T4">0</text:span>In</text:p>
      <text:p text:style-name="P14">n — количество витков <text:span text:style-name="T10">на метр (плотность)</text:span></text:p>
      <text:p text:style-name="P14">μ — магнитная проницаемость</text:p>
      <text:p text:style-name="P14">μ<text:span text:style-name="T4">0</text:span> — магнитная постоянная = 4π * 10<text:span text:style-name="T2">-7</text:span></text:p>
      <text:p text:style-name="P14">I — ток, протекающий через соленоид</text:p>
      <text:p text:style-name="P14"/>
      <text:p text:style-name="P14"/>
      <text:p text:style-name="P13">Электрический ток</text:p>
      <text:p text:style-name="P16"><text:span text:style-name="T11">Электрический ток</text:span> — <text:span text:style-name="T12">упорядоченное</text:span> движение электрически заряженных частиц.</text:p>
      <text:p text:style-name="P16"/>
      <text:p text:style-name="P17">Порядки электрического тока:</text:p>
      <text:list xml:id="list820026802717613642" text:style-name="L4">
        <text:list-item>
          <text:p text:style-name="P33">светодиод — 10 милиамипер</text:p>
        </text:list-item>
        <text:list-item>
          <text:p text:style-name="P33">бытовая техника — амперы</text:p>
        </text:list-item>
        <text:list-item>
          <text:p text:style-name="P33">трансформаторная подстанция — килоампер</text:p>
        </text:list-item>
      </text:list>
      <text:p text:style-name="P18"/>
      <text:p text:style-name="P19">Электрические заряженые частицы в разных средах:</text:p>
      <text:list xml:id="list1003479021511991002" text:style-name="L5">
        <text:list-item>
          <text:p text:style-name="P34">В металлах — <text:span text:style-name="T13">свободные </text:span>электроны.</text:p>
        </text:list-item>
        <text:list-item>
          <text:p text:style-name="P34">В полупроводниках — свободные электроны и свободные дырки.</text:p>
        </text:list-item>
        <text:list-item>
          <text:p text:style-name="P35">В электролитах (растворах ионных солей) — электроны и ионы.</text:p>
        </text:list-item>
        <text:list-item>
          <text:p text:style-name="P35">В газах — электроны и ионы.</text:p>
        </text:list-item>
      </text:list>
      <text:p text:style-name="P19"/>
      <text:p text:style-name="P20">Электрический газ — электрический ток в металлах.</text:p>
      <text:p text:style-name="P20"/>
      <text:p text:style-name="P20">Если электрон двигается справа-налево, то ток течет слева-направо!</text:p>
      <text:p text:style-name="P20"/>
      <text:p text:style-name="P21">С увеличением температуры в металлических проводниках растет сопротивление. </text:p>
      <text:p text:style-name="P21"/>
      <text:p text:style-name="P22">Полупроводники и диэлектрики — одно и то же. </text:p>
      <text:p text:style-name="P22">Если любой диэлектрик сильно нагреть — то он станет полупроводником, если любой полупроводник сильно охладить — он станет диэлектриком.</text:p>
      <text:p text:style-name="P22"/>
      <text:p text:style-name="P23">Для полупроводников с повышением температуры сопротивление падает.</text:p>
      <text:p text:style-name="P23"/>
      <text:p text:style-name="P24">Электроды принято называть катод и анод.</text:p>
      <text:p text:style-name="P24">Положительный <text:span text:style-name="T14">(+) </text:span>— анод</text:p>
      <text:p text:style-name="P24">Отрицательный <text:span text:style-name="T14">(-) </text:span>— катод</text:p>
      <text:p text:style-name="P24"/>
      <text:p text:style-name="P36">Электролиз — разделение веществ в воде на катоде и аноде. </text:p>
      <text:p text:style-name="P36"/>
      <text:p text:style-name="P37">Гальваностегия — насаждение тонкого слоя металла.</text:p>
      <text:p text:style-name="P37">Гальванопластика — насаждение толстого слоя металла.</text:p>
      <text:p text:style-name="P37"/>
      <text:p text:style-name="P37"/>
      <text:p text:style-name="P37"/>
      <text:p text:style-name="P37"/>
      <text:p text:style-name="P39"><text:soft-page-break/>Лекция №2</text:p>
      <text:p text:style-name="P37">Газовые разряды</text:p>
      <text:list xml:id="list4503105983691364091" text:style-name="L6">
        <text:list-item>
          <text:p text:style-name="P38">самостоятельные</text:p>
        </text:list-item>
        <text:list-item>
          <text:p text:style-name="P38">несамостоятельные (ионизация, ради<text:span text:style-name="T23">а</text:span>ционная, световая, температурная)</text:p>
        </text:list-item>
      </text:list>
      <text:p text:style-name="P37"/>
      <text:p text:style-name="P37">не самостоятельные - </text:p>
      <text:p text:style-name="P37">газ самостоятельно чем-нибудь ионизируется </text:p>
      <text:p text:style-name="P37"/>
      <text:p text:style-name="P37">Самостоятельные — газовые разряды в которыз протекание тока является причинной ионизации.</text:p>
      <text:p text:style-name="P37"/>
      <text:p text:style-name="P40"><text:span text:style-name="T16">Самостоятельные газовые разряды:</text:span></text:p>
      <text:list xml:id="list5434476622981981364" text:style-name="L7">
        <text:list-item>
          <text:p text:style-name="P42"><text:span text:style-name="T15">Коронные (Шар радиуса R, E = </text:span><text:span text:style-name="T17">φ/</text:span><text:span text:style-name="T18">R , E &gt; 3*10</text:span><text:span text:style-name="T3">6</text:span><text:span text:style-name="T18"> В/м) (применяется при электрическом опылении металлов на пленке, для поиска течи в вакуумной конструкции</text:span><text:span text:style-name="T20">)</text:span></text:p>
        </text:list-item>
        <text:list-item>
          <text:p text:style-name="P43"><text:span text:style-name="T15">Тлеющий разряд (если взя</text:span><text:span text:style-name="T19">ть</text:span><text:span text:style-name="T15"> трубку, заполненную разряженным газом, подать напр</text:span><text:span text:style-name="T19">я</text:span><text:span text:style-name="T15">жение, то может возникать тлеющий разряд. </text:span><text:span text:style-name="T19">При низком давлении возникает лавинный процесс. Во всех лампах тлеющего разряда составляет сотни </text:span><text:span text:style-name="T20">(при зажигании и несколько вольт при горении)</text:span><text:span text:style-name="T19"> вольт, а давление — несколько миллиметров ртутного столба.</text:span><text:span text:style-name="T15">)</text:span></text:p>
        </text:list-item>
        <text:list-item>
          <text:p text:style-name="P44"><text:span text:style-name="T15">Искровой разряд — частный случай тлеющего разряда при атмосферном давлении.</text:span></text:p>
        </text:list-item>
        <text:list-item>
          <text:p text:style-name="P45"><text:span text:style-name="T15">Дуговой разряд — ионизация газа поддерживается температурой. Дуговой разряд обязательно обязан течь только с очень большим током.</text:span></text:p>
        </text:list-item>
      </text:list>
      <text:p text:style-name="P46"><text:span text:style-name="T15"/></text:p>
      <text:p text:style-name="P49"><text:span text:style-name="T15">Материалы</text:span></text:p>
      <text:p text:style-name="P47"><text:span text:style-name="T15">Материалы:</text:span></text:p>
      <text:list xml:id="list840671259931086392" text:style-name="L8">
        <text:list-item>
          <text:p text:style-name="P48"><text:span text:style-name="T15">жидкие</text:span></text:p>
        </text:list-item>
        <text:list-item>
          <text:p text:style-name="P48"><text:span text:style-name="T15">твердые (металлические — большое количество свободных электронов, неметаллы — нет свободных электронов в больших количествах)</text:span></text:p>
        </text:list-item>
        <text:list-item>
          <text:p text:style-name="P48"><text:span text:style-name="T15">газообразные </text:span></text:p>
        </text:list-item>
      </text:list>
      <text:p text:style-name="P47"><text:span text:style-name="T15"/></text:p>
      <text:p text:style-name="P47"><text:span text:style-name="T15">Изолятор — главное преднахзначение разделить два электрона.</text:span></text:p>
      <text:p text:style-name="P47"><text:span text:style-name="T15">Диэлектрики — главное предназначение — его диэлектрические свойства.</text:span></text:p>
      <text:p text:style-name="P47"><text:span text:style-name="T15"/></text:p>
      <text:p text:style-name="P47"><text:span text:style-name="T15">R = </text:span><text:span text:style-name="T21">ρ</text:span><text:span text:style-name="T22">*(L/S)</text:span></text:p>
      <text:p text:style-name="P47"><text:span text:style-name="T21">ρ — удельное сопротивление [Ом*(мм/м)]</text:span></text:p>
      <text:p text:style-name="P47"><text:span text:style-name="T21"/></text:p>
      <text:p text:style-name="P47"><text:span text:style-name="T21"/></text:p>
      <text:p text:style-name="P50"><text:span text:style-name="T21">Сверхпроводники - </text:span></text:p>
      <text:p text:style-name="P50">Поле внутри сверхпроводника — ноль.</text:p>
      <text:p text:style-name="P50"/>
      <text:p text:style-name="P50">Сверхпроводники разрушаются сильным током и магнитным полем.</text:p>
      <text:p text:style-name="P50">Существуют полупроводники и существуют магнитные материал<text:span text:style-name="T25">ы.</text:span></text:p>
      <text:p text:style-name="P50"/>
      <text:list xml:id="list9204060626352861717" text:style-name="L9">
        <text:list-item>
          <text:p text:style-name="P41"><text:span text:style-name="T26">Сегнетоэлектрик: <text:s/></text:span><text:span text:style-name="T24">ξ &gt;&gt; 1</text:span></text:p>
        </text:list-item>
        <text:list-item>
          <text:p text:style-name="P52">Пьезоэлектрик</text:p>
        </text:list-item>
        <text:list-item>
          <text:p text:style-name="P52">Пироэлектрики</text:p>
        </text:list-item>
      </text:list>
      <text:p text:style-name="P53">Сверх проводники существу<text:span text:style-name="T28">ют только при температуре ниже критической температуры.</text:span></text:p>
      <text:p text:style-name="P54"/>
      <text:p text:style-name="P51"><text:span text:style-name="T24"/></text:p>
      <text:p text:style-name="P47"><text:span text:style-name="T2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5T14:00:32.096113384</meta:creation-date>
    <dc:date>2018-09-12T15:24:31.116695079</dc:date>
    <meta:editing-duration>PT1H30M57S</meta:editing-duration>
    <meta:editing-cycles>39</meta:editing-cycles>
    <meta:generator>LibreOffice/5.1.6.2$Linux_X86_64 LibreOffice_project/10m0$Build-2</meta:generator>
    <meta:document-statistic meta:table-count="0" meta:image-count="0" meta:object-count="0" meta:page-count="3" meta:paragraph-count="104" meta:word-count="595" meta:character-count="4421" meta:non-whitespace-character-count="3907"/>
  </office:meta>
</office:document-meta>
</file>